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.102cm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7.759cm" svg:height="2.517cm" svg:x="7.416cm" svg:y="11.033cm">
            <text:p text:style-name="P1">Composi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2" draw:id="id2" draw:layer="layout" svg:width="7.76cm" svg:height="2.517cm" svg:x="12.371cm" svg:y="14.171cm">
            <text:p text:style-name="P1">Quiz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3" draw:id="id3" draw:layer="layout" svg:width="7.759cm" svg:height="2.517cm" svg:x="7.416cm" svg:y="17.37cm">
            <text:p text:style-name="P1">Explanatio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" draw:id="id4" draw:layer="layout" svg:width="7.76cm" svg:height="2.517cm" svg:x="2.351cm" svg:y="14.179cm">
            <text:p text:style-name="P1">Examin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5" draw:id="id5" draw:layer="layout" svg:width="7.76cm" svg:height="2.517cm" svg:x="12.074cm" svg:y="21.521cm">
            <text:p text:style-name="P1">Rul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6" draw:id="id6" draw:layer="layout" svg:width="7.76cm" svg:height="2.517cm" svg:x="2.427cm" svg:y="21.521cm">
            <text:p text:style-name="P1">Translatio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type="curve" svg:x1="15.175cm" svg:y1="12.291cm" svg:x2="16.251cm" svg:y2="14.171cm" draw:start-shape="id1" draw:start-glue-point="1" draw:end-shape="id2" svg:d="m15175 12291c718 0 1076 626 1076 1880">
            <text:p/>
          </draw:connector>
          <draw:connector draw:style-name="gr3" draw:text-style-name="P1" draw:layer="layout" draw:type="curve" svg:x1="16.251cm" svg:y1="16.688cm" svg:x2="15.175cm" svg:y2="18.628cm" draw:start-shape="id2" draw:start-glue-point="2" draw:end-shape="id3" draw:end-glue-point="1" svg:d="m16251 16688c0 1294-358 1940-1076 1940">
            <text:p/>
          </draw:connector>
          <draw:connector draw:style-name="gr3" draw:text-style-name="P1" draw:layer="layout" draw:type="curve" svg:x1="7.416cm" svg:y1="18.628cm" svg:x2="6.231cm" svg:y2="16.696cm" draw:start-shape="id3" draw:start-glue-point="3" draw:end-shape="id4" draw:end-glue-point="2" svg:d="m7416 18628c-790 0-1185-644-1185-1932">
            <text:p/>
          </draw:connector>
          <draw:connector draw:style-name="gr3" draw:text-style-name="P1" draw:layer="layout" draw:type="curve" svg:x1="6.231cm" svg:y1="14.179cm" svg:x2="7.416cm" svg:y2="12.291cm" draw:start-shape="id4" draw:end-shape="id1" draw:end-glue-point="3" svg:d="m6231 14179c0-1259 395-1888 1185-1888">
            <text:p/>
          </draw:connector>
          <draw:connector draw:style-name="gr4" draw:text-style-name="P1" draw:layer="layout" draw:type="curve" svg:x1="11.295cm" svg:y1="19.887cm" svg:x2="15.954cm" svg:y2="21.521cm" draw:start-shape="id3" draw:start-glue-point="2" draw:end-shape="id5" draw:end-glue-point="0" svg:d="m11295 19887c0 1225 4659 409 4659 1634">
            <text:p/>
          </draw:connector>
          <draw:connector draw:style-name="gr4" draw:text-style-name="P1" draw:layer="layout" svg:x1="12.074cm" svg:y1="22.779cm" svg:x2="10.187cm" svg:y2="22.779cm" draw:start-shape="id5" draw:start-glue-point="3" draw:end-shape="id6" svg:d="m12074 22779h-188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Bennett</meta:initial-creator>
    <meta:creation-date>2014-02-03T19:43:21</meta:creation-date>
    <dc:date>2014-03-15T16:29:10</dc:date>
    <dc:creator>Frank Bennett</dc:creator>
    <meta:editing-duration>PT1M47S</meta:editing-duration>
    <meta:editing-cycles>6</meta:editing-cycles>
    <meta:generator>LibreOffice/3.6$Linux_x86 LibreOffice_project/360m1$Build-2</meta:generator>
    <meta:document-statistic meta:object-count="13"/>
  </office:meta>
</office:document-meta>
</file>